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50%" fo:text-align="center" style:justify-single-word="false"/>
    </style:style>
    <style:style style:name="P2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9cm" style:auto-text-indent="false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Standard">
      <style:paragraph-properties fo:margin-top="0.212cm" fo:margin-bottom="0.353cm" fo:line-height="100%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top="0.212cm" fo:margin-bottom="0.353cm" fo:line-height="0.499cm"/>
      <style:text-properties style:font-name="Times New Roman" fo:font-size="14pt" style:font-size-asian="14pt" style:font-size-complex="14pt"/>
    </style:style>
    <style:style style:name="P7" style:family="paragraph" style:parent-style-name="Standard" style:master-page-name="Standard">
      <style:paragraph-properties fo:margin-top="0cm" fo:margin-bottom="0cm" fo:line-height="150%" fo:text-align="center" style:justify-single-word="false" style:page-number="auto"/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T1" style:family="text">
      <style:text-properties style:font-name="Times New Roman" fo:font-size="14pt" fo:language="uk" fo:country="UA" style:font-size-asian="14pt" style:font-size-complex="14pt"/>
    </style:style>
    <style:style style:name="T2" style:family="text"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Р Е Ц Е Н З І Я</text:p>
      <text:p text:style-name="P1"><text:span text:style-name="T2">на дипломний проект освітньо-кваліфікаційного рівня «Бакалавр» </text:span><text:span text:style-name="T1">на тему: «СИСТЕМА РОЗПІЗНАВАННЯ ГРАФІЧНИХ ОБРАЗІВ НА ОСНОВІ ВИКОРИСТАННЯ ГРАФІЧНИХ ПРОЦЕСОРІВ» </text:span></text:p>
      <text:p text:style-name="P2">студента 4-го курсу, групи КП-91</text:p>
      <text:p text:style-name="P2">Паляниці Олега Вікторовича</text:p>
      <text:p text:style-name="P2"/>
      <text:p text:style-name="P3">Дипломний проект Паляниці О.В. присвячений реалізації системи розпізнавання графічних образів, з використанням технологій GPGPU для пришвидшення виконання певних груп обчислень. Створення такої системи є актуальною задачею та має практичну цінність, оскільки більшість алгоритмів класифікації є дуже обчислювально-витратними і, тому важко проводити пошук об'єктів у реальному часі.</text:p>
      <text:p text:style-name="P3">У дипломному проекті представлено програмний модуль, що дозволяє виявляти обличчя людей на статичних зображеннях та у відеопотоці, що отримується з веб-камери. У роботі наведені відповідні блок-схеми та алгоритми виявлення облич на центральному та графічному процесорах. Також у роботі був проведений порівняльний аналіз розробленого програмного продукту з існуючими аналогами.</text:p>
      <text:p text:style-name="P3">У цілому програмний продукт виконаний на достатньому технічному рівні та може бути рекомендований до впровадження. Документація проекту виконана якісно та відповідно до вимог діючих стандартів.</text:p>
      <text:p text:style-name="P4">Даний дипломний проект відповідає вимогам до випускних кваліфікаційних робіт освітньо-кваліфікаційного рівня «бакалавр» та заслуговує оцінки «відмінно», а її авторові, студенту Паляниці О.В., може бути присуджена кваліфікація «Фахівець з розробки та тестування програмного забезпечення».</text:p>
      <text:p text:style-name="P5"/>
      <text:p text:style-name="P6">К.т.н., доцент кафедри</text:p>
      <text:p text:style-name="P6">системного програмування і</text:p>
      <text:p text:style-name="P6">спеціалізованих комп’ютерних систем<text:tab/><text:tab/><text:tab/><text:tab/>Плахотний М.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fo:line-height="100%" fo:text-align="justify" style:justify-single-word="false"/>
      <style:text-properties style:font-name="Times New Roman" fo:font-size="12pt" fo:language="uk" fo:country="UA" style:font-name-asian="Times New Roman1" style:font-size-asian="12pt" style:language-asian="ru" style:country-asian="RU" style:font-size-complex="12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99cm" fo:margin-right="0cm" fo:margin-top="0cm" fo:margin-bottom="0cm" fo:line-height="100%" fo:text-indent="1.251cm" style:auto-text-indent="false"/>
      <style:text-properties style:font-name="Times New Roman" fo:font-size="12pt" fo:language="uk" fo:country="UA" style:font-name-asian="Times New Roman1" style:font-size-asian="12pt" style:language-asian="ru" style:country-asian="RU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Body_20_Text_20_Indent_20_Char" style:display-name="Body Text Indent Char" style:family="text" style:parent-style-name="Default_20_Paragraph_20_Fon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Header_20_Char" style:display-name="Header Char" style:family="text" style:parent-style-name="Default_20_Paragraph_20_Font">
      <style:text-properties fo:language="ru" fo:country="RU" style:font-name-complex="Times New Roman1"/>
    </style:style>
    <style:style style:name="Footer_20_Char" style:display-name="Footer Char" style:family="text" style:parent-style-name="Default_20_Paragraph_20_Font">
      <style:text-properties fo:language="ru" fo:country="RU"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53cm" fo:margin-bottom="1.251cm" fo:margin-left="3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тька</meta:initial-creator>
    <dc:creator>olehp </dc:creator>
    <meta:editing-cycles>13</meta:editing-cycles>
    <meta:creation-date>2012-05-22T05:35:00</meta:creation-date>
    <dc:date>2013-06-17T14:58:03</dc:date>
    <meta:editing-duration>PT5M24S</meta:editing-duration>
    <meta:generator>LibreOffice/3.5$Linux_X86_64 LibreOffice_project/350m1$Build-2</meta:generator>
    <meta:document-statistic meta:table-count="0" meta:image-count="0" meta:object-count="0" meta:page-count="1" meta:paragraph-count="11" meta:word-count="196" meta:character-count="1570" meta:non-whitespace-character-count="138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" xlink:href=""/>
  </office:meta>
</office:document-meta>
</file>